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ElementSerialized.get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lementSerialized.getElemen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lementSerialize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cheElementSerialized.ge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acheElementSerialized.CacheElementSerialized( String cacheNameArg , Serializable keyArg , byte [ ] serializedValueArg , IElementAttributes elementAttributes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eElementSerialized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lementSerialized.setElementAttributes( IElement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lementSerialized.getSerialize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